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500BEAA5F6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opacity="80%" draw:textarea-horizontal-align="justify" draw:textarea-vertical-align="middle" draw:auto-grow-height="false" draw:shadow-opacity="80%"/>
    </style:style>
    <style:style style:name="gr3" style:family="graphic" style:parent-style-name="objectwithoutfill">
      <style:graphic-properties svg:stroke-width="0.1cm" svg:stroke-color="#00ae00" draw:marker-start-width="0.5cm" draw:marker-end="Arrow" draw:marker-end-width="0.6cm" svg:stroke-opacity="100%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5.579cm" svg:height="27.699cm" svg:x="2.905cm" svg:y="1.144cm">
          <draw:image xlink:href="Pictures/10000000000002D000000500BEAA5F6D.png" xlink:type="simple" xlink:show="embed" xlink:actuate="onLoad">
            <text:p/>
          </draw:image>
        </draw:frame>
        <draw:custom-shape draw:style-name="gr2" draw:text-style-name="P1" draw:layer="layout" svg:width="8.8cm" svg:height="2.9cm" svg:x="6.9cm" svg:y="7.2cm">
          <text:p text:style-name="P1">Abilita/disabilita l'indicazione</text:p>
          <text:p text:style-name="P1">della localita` d'interess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4cm" svg:y1="9.4cm" svg:x2="5cm" svg:y2="15.5cm">
          <text:p/>
        </draw:line>
        <draw:custom-shape draw:style-name="gr2" draw:text-style-name="P1" draw:layer="layout" svg:width="8.8cm" svg:height="1.6cm" svg:x="7.3cm" svg:y="22cm">
          <text:p text:style-name="P1">Poi invia la richiesta...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8cm" svg:y1="22.4cm" svg:x2="14.7cm" svg:y2="1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7T17:22:41.316370489</meta:creation-date>
    <dc:date>2014-01-17T17:26:54.946470494</dc:date>
    <meta:editing-duration>P0D</meta:editing-duration>
    <meta:editing-cycles>1</meta:editing-cycles>
    <meta:document-statistic meta:object-count="5"/>
    <meta:generator>LibreOffice/4.1.3.2$Linux_X86_64 LibreOffice_project/410m0$Build-2</meta:generator>
  </office:meta>
</office:document-meta>
</file>